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7.999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12pt" officeooo:rsid="00120f76" officeooo:paragraph-rsid="00120f76" style:font-name-asian="Times New Roman" style:font-size-asian="12pt" style:font-size-complex="12pt"/>
    </style:style>
    <style:style style:name="P2" style:family="paragraph" style:parent-style-name="Table_20_Contents">
      <style:text-properties style:font-name="Verdana" fo:font-size="12pt" officeooo:rsid="00120f76" officeooo:paragraph-rsid="0013df74" style:font-name-asian="Times New Roman" style:font-size-asian="12pt" style:font-size-complex="12pt"/>
    </style:style>
    <style:style style:name="P3" style:family="paragraph" style:parent-style-name="Table_20_Contents">
      <style:text-properties style:font-name="Verdana" fo:font-size="12pt" officeooo:rsid="0013df74" officeooo:paragraph-rsid="0013df74" style:font-name-asian="Times New Roman" style:font-size-asian="12pt" style:font-size-complex="12pt"/>
    </style:style>
    <style:style style:name="P4" style:family="paragraph" style:parent-style-name="Table_20_Contents">
      <style:text-properties style:font-name="Verdana" fo:font-size="12pt" fo:font-weight="bold" officeooo:rsid="00120f76" officeooo:paragraph-rsid="00120f76" style:font-name-asian="Times New Roman" style:font-size-asian="12pt" style:font-weight-asian="bold" style:font-size-complex="12pt" style:font-weight-complex="bold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text-properties style:font-name="Verdana" officeooo:rsid="0010356d" officeooo:paragraph-rsid="0010356d"/>
    </style:style>
    <style:style style:name="P7" style:family="paragraph" style:parent-style-name="Normal">
      <style:text-properties style:font-name="Verdana" fo:font-size="12pt" fo:font-weight="bold" officeooo:rsid="0010356d" officeooo:paragraph-rsid="0010356d" style:font-size-asian="12pt" style:font-weight-asian="bold" style:font-size-complex="12pt" style:font-weight-complex="bold"/>
    </style:style>
    <style:style style:name="P8" style:family="paragraph" style:parent-style-name="Normal">
      <style:paragraph-properties>
        <style:tab-stops>
          <style:tab-stop style:position="3.889cm"/>
        </style:tab-stops>
      </style:paragraph-properties>
      <style:text-properties style:font-name="Verdana" fo:font-size="12pt" fo:font-weight="bold" officeooo:rsid="0010356d" officeooo:paragraph-rsid="00120f76" style:font-size-asian="12pt" style:font-weight-asian="bold" style:font-size-complex="12pt" style:font-weight-complex="bold"/>
    </style:style>
    <style:style style:name="P9" style:family="paragraph" style:parent-style-name="Normal">
      <style:paragraph-properties>
        <style:tab-stops>
          <style:tab-stop style:position="3.889cm"/>
        </style:tab-stops>
      </style:paragraph-properties>
      <style:text-properties style:font-name="Verdana" fo:font-size="12pt" fo:font-weight="normal" officeooo:rsid="0013df74" officeooo:paragraph-rsid="0013df74" style:font-size-asian="12pt" style:font-weight-asian="normal" style:font-size-complex="12pt" style:font-weight-complex="normal"/>
    </style:style>
    <style:style style:name="P10" style:family="paragraph" style:parent-style-name="Normal">
      <style:paragraph-properties>
        <style:tab-stops>
          <style:tab-stop style:position="3.889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3.889cm"/>
        </style:tab-stops>
      </style:paragraph-properties>
      <style:text-properties officeooo:paragraph-rsid="00184997"/>
    </style:style>
    <style:style style:name="P12" style:family="paragraph" style:parent-style-name="Normal">
      <style:paragraph-properties>
        <style:tab-stops>
          <style:tab-stop style:position="3.889cm"/>
        </style:tab-stops>
      </style:paragraph-properties>
      <style:text-properties officeooo:rsid="00184997" officeooo:paragraph-rsid="00184997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120f76"/>
    </style:style>
    <style:style style:name="T2" style:family="text">
      <style:text-properties officeooo:rsid="0013df74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<draw:frame text:anchor-type="paragraph" draw:z-index="18" draw:name="Shape1" draw:style-name="gr1" draw:text-style-name="P13" svg:width="9.473cm" svg:height="1.853cm" svg:x="2.614cm" svg:y="0.861cm"><draw:text-box><text:p><text:span text:style-name="T3">Vi får to verdiar: rg og borgarleg gjennom argumenta</text:span></text:p></draw:text-box></draw:frame>Flytdiagram for funskjonen endringProsentpoeng(rg, borgarleg, out):</text:p>
      <text:p text:style-name="P6"/>
      <text:p text:style-name="P6"/>
      <text:p text:style-name="P6"><draw:line text:anchor-type="paragraph" draw:z-index="19" draw:name="Shape13" draw:style-name="gr3" draw:text-style-name="P14" svg:x1="5.657cm" svg:y1="0.319cm" svg:x2="5.816cm" svg:y2="0.943cm"><text:p/></draw:line></text:p>
      <text:p text:style-name="P6"><draw:frame text:anchor-type="paragraph" draw:z-index="0" draw:name="Shape1" draw:style-name="gr1" draw:text-style-name="P13" svg:width="9.473cm" svg:height="1.853cm" svg:x="2.799cm" svg:y="0.429cm"><draw:text-box><text:p><text:span text:style-name="T3">Er dei to verdiane gyldige (mellom 0 og 100, og nummer)?</text:span></text:p></draw:text-box></draw:frame></text:p>
      <text:p text:style-name="P6"/>
      <text:p text:style-name="P6"/>
      <text:p text:style-name="P10"><draw:frame text:anchor-type="paragraph" draw:z-index="1" draw:name="Shape1" draw:style-name="gr1" draw:text-style-name="P13" svg:width="9.473cm" svg:height="1.853cm" svg:x="2.72cm" svg:y="1.9cm"><draw:text-box><text:p><text:span text:style-name="T3">Er dei to verdiane til saman mindre enn 100?</text:span></text:p></draw:text-box></draw:frame><draw:frame text:anchor-type="paragraph" draw:z-index="2" draw:name="Shape1" draw:style-name="gr1" draw:text-style-name="P13" svg:width="9.473cm" svg:height="1.853cm" svg:x="3.912cm" svg:y="9.731cm"><draw:text-box><text:p><text:span text:style-name="T3">Skrive ut verdiane med deskriptiv tekst</text:span></text:p></draw:text-box></draw:frame><draw:frame text:anchor-type="paragraph" draw:z-index="3" draw:name="Shape1" draw:style-name="gr1" draw:text-style-name="P13" svg:width="9.473cm" svg:height="1.853cm" svg:x="3.911cm" svg:y="7.879cm"><draw:text-box><text:p><text:span text:style-name="T3">Runde av resultata til 1 desimal</text:span></text:p></draw:text-box></draw:frame><draw:line text:anchor-type="paragraph" draw:z-index="5" draw:name="Shape2" draw:style-name="gr3" draw:text-style-name="P14" svg:x1="6.133cm" svg:y1="0.471cm" svg:x2="6.186cm" svg:y2="1.582cm"><text:p/></draw:line><draw:line text:anchor-type="paragraph" draw:z-index="6" draw:name="Shape3" draw:style-name="gr3" draw:text-style-name="P14" svg:x1="2.509cm" svg:y1="0.233cm" svg:x2="-0.931cm" svg:y2="2.694cm"><text:p/></draw:line><draw:line text:anchor-type="paragraph" draw:z-index="7" draw:name="Shape4" draw:style-name="gr3" draw:text-style-name="P14" svg:x1="2.72cm" svg:y1="3.355cm" svg:x2="-0.111cm" svg:y2="3.196cm"><text:p/></draw:line><draw:line text:anchor-type="paragraph" draw:z-index="8" draw:name="Shape5" draw:style-name="gr3" draw:text-style-name="P14" svg:x1="7.138cm" svg:y1="3.54cm" svg:x2="7.191cm" svg:y2="4.519cm"><text:p/></draw:line><draw:line text:anchor-type="paragraph" draw:z-index="10" draw:name="Shape7" draw:style-name="gr3" draw:text-style-name="P14" svg:x1="7.641cm" svg:y1="8.832cm" svg:x2="7.615cm" svg:y2="9.732cm"><text:p/></draw:line><draw:frame text:anchor-type="paragraph" draw:z-index="11" draw:name="Shape8" draw:style-name="gr4" draw:text-style-name="P15" svg:width="1.562cm" svg:height="1.033cm" svg:x="-1.778cm" svg:y="3.17cm"><draw:text-box><text:p>nei</text:p></draw:text-box></draw:frame><draw:frame text:anchor-type="paragraph" draw:z-index="12" draw:name="Shape9" draw:style-name="gr5" draw:text-style-name="P15" svg:width="1.641cm" svg:height="0.715cm" svg:x="6.609cm" svg:y="0.736cm"><draw:text-box><text:p>ja</text:p></draw:text-box></draw:frame><draw:frame text:anchor-type="paragraph" draw:z-index="13" draw:name="Shape10" draw:style-name="gr6" draw:text-style-name="P15" svg:width="1.271cm" svg:height="0.662cm" svg:x="7.456cm" svg:y="3.62cm"><draw:text-box><text:p>ja</text:p></draw:text-box></draw:frame><draw:line text:anchor-type="paragraph" draw:z-index="14" draw:name="Shape11" draw:style-name="gr3" draw:text-style-name="P14" svg:x1="-0.905cm" svg:y1="4.202cm" svg:x2="-0.429cm" svg:y2="8.859cm"><text:p/></draw:line><draw:frame text:anchor-type="paragraph" draw:z-index="15" draw:name="Shape1" draw:style-name="gr1" draw:text-style-name="P13" svg:width="4.058cm" svg:height="1.853cm" svg:x="-2.332cm" svg:y="9.335cm"><draw:text-box><text:p><text:span text:style-name="T3">Gi feilmelding (ERROR)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16" draw:name="Shape1" draw:style-name="gr2" draw:text-style-name="P13" svg:width="9.473cm" svg:height="1.153cm" svg:x="4.016cm" svg:y="0.097cm"><draw:text-box><text:p><text:span text:style-name="T3">Regne ut blokkene i forrige val</text:span></text:p></draw:text-box></draw:frame></text:p>
      <text:p text:style-name="P10"><draw:line text:anchor-type="paragraph" draw:z-index="17" draw:name="Shape12" draw:style-name="gr3" draw:text-style-name="P14" svg:x1="7.588cm" svg:y1="0.326cm" svg:x2="7.667cm" svg:y2="0.762cm"><text:p/></draw:line></text:p>
      <text:p text:style-name="P10"/>
      <text:p text:style-name="P10"><draw:frame text:anchor-type="paragraph" draw:z-index="4" draw:name="Shape1" draw:style-name="gr2" draw:text-style-name="P13" svg:width="9.473cm" svg:height="1.301cm" svg:x="3.699cm" svg:y="0cm"><draw:text-box><text:p><text:span text:style-name="T3">Subtrahere nye verdiar med gamle og få prosentpoeng</text:span></text:p></draw:text-box></draw:frame></text:p>
      <text:p text:style-name="P10"/>
      <text:p text:style-name="P10"><draw:line text:anchor-type="paragraph" draw:z-index="9" draw:name="Shape6" draw:style-name="gr3" draw:text-style-name="P14" svg:x1="7.641cm" svg:y1="0.217cm" svg:x2="7.641cm" svg:y2="1.064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/>
      <text:p text:style-name="P8"><text:span text:style-name="T1">Testplan</text:span> for funskjonen endringProsentpoeng(rg, borgarleg, out):</text:p>
      <text:p text:style-name="P8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Input</text:p>
          </table:table-cell>
          <table:table-cell table:style-name="Table2.B1" office:value-type="string">
            <text:p text:style-name="P4">Resultat skal være</text:p>
          </table:table-cell>
        </table:table-row>
        <table:table-row>
          <table:table-cell table:style-name="Table2.A2" office:value-type="string">
            <text:p text:style-name="P1">Rg = 0, borgarleg = 0</text:p>
          </table:table-cell>
          <table:table-cell table:style-name="Table2.B2" office:value-type="string">
            <text:p text:style-name="P1">Rg= -32.2, <text:s/>borgarleg= -53.3</text:p>
          </table:table-cell>
        </table:table-row>
        <table:table-row>
          <table:table-cell table:style-name="Table2.A2" office:value-type="string">
            <text:p text:style-name="P1">Rg= «», borgarleg= 0</text:p>
          </table:table-cell>
          <table:table-cell table:style-name="Table2.B2" office:value-type="string">
            <text:p text:style-name="P1">ERROR</text:p>
          </table:table-cell>
        </table:table-row>
        <table:table-row>
          <table:table-cell table:style-name="Table2.A2" office:value-type="string">
            <text:p text:style-name="P1">Rg = 0, borgarleg = -1</text:p>
          </table:table-cell>
          <table:table-cell table:style-name="Table2.B2" office:value-type="string">
            <text:p text:style-name="P1">ERROR</text:p>
          </table:table-cell>
        </table:table-row>
        <table:table-row>
          <table:table-cell table:style-name="Table2.A2" office:value-type="string">
            <text:p text:style-name="P1">Rg = 49, borgargleg = 50</text:p>
          </table:table-cell>
          <table:table-cell table:style-name="Table2.B2" office:value-type="string">
            <text:p text:style-name="P3">Rg = 16.8, borgarleg=-3.3</text:p>
          </table:table-cell>
        </table:table-row>
        <table:table-row>
          <table:table-cell table:style-name="Table2.A2" office:value-type="string">
            <text:p text:style-name="P2">Rg = <text:span text:style-name="T2">50</text:span>, borgargleg = 50</text:p>
          </table:table-cell>
          <table:table-cell table:style-name="Table2.B2" office:value-type="string">
            <text:p text:style-name="P3">Rg = 17.8, borgarleg=-3.3</text:p>
          </table:table-cell>
        </table:table-row>
        <table:table-row>
          <table:table-cell table:style-name="Table2.A2" office:value-type="string">
            <text:p text:style-name="P2">Rg = <text:span text:style-name="T2">51</text:span>, borgargleg = 50</text:p>
          </table:table-cell>
          <table:table-cell table:style-name="Table2.B2" office:value-type="string">
            <text:p text:style-name="P3">ERROR</text:p>
          </table:table-cell>
        </table:table-row>
      </table:table>
      <text:p text:style-name="P8"/>
      <text:p text:style-name="P9">Ved ERROR skal ingen diagram vise og det skal stå feilmel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US" style:font-name-asian="Times New Roman" style:font-family-asian="'Times New Roman'" style:font-family-generic-asian="roman" style:font-pitch-asian="variable" style:language-complex="en" style:country-complex="US"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Listeavsnitt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_20_for_20_avsnitt" style:display-name="Standardskrift for avsnitt" style:family="text"/>
    <style:style style:name="Topptekst_20_Tegn" style:display-name="Topptekst Tegn" style:family="text" style:parent-style-name="Standardskrift_20_for_20_avsnitt">
      <style:text-properties fo:language="en" fo:country="US" style:font-name-asian="Times New Roman" style:font-family-asian="'Times New Roman'" style:font-family-generic-asian="roman" style:font-pitch-asian="variable" style:language-complex="en" style:country-complex="US"/>
    </style:style>
    <style:style style:name="Bunntekst_20_Tegn" style:display-name="Bunntekst Tegn" style:family="text" style:parent-style-name="Standardskrift_20_for_20_avsnitt">
      <style:text-properties fo:language="en" fo:country="US" style:font-name-asian="Times New Roman" style:font-family-asian="'Times New Roman'" style:font-family-generic-asian="roman" style:font-pitch-asian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Jan.Roger.Vollan</meta:initial-creator>
    <meta:creation-date>2017-06-08T07:13:00Z</meta:creation-date>
    <dc:date>2017-11-16T13:26:51.826000000</dc:date>
    <meta:editing-cycles>5</meta:editing-cycles>
    <meta:editing-duration>PT22M51S</meta:editing-duration>
    <meta:document-statistic meta:table-count="1" meta:image-count="0" meta:object-count="0" meta:page-count="1" meta:paragraph-count="17" meta:word-count="76" meta:character-count="443" meta:non-whitespace-character-count="383"/>
    <meta:template xlink:type="simple" xlink:actuate="onRequest" xlink:title="" xlink:href="../../../mal_for_skriftlig_eksamensbesvarelse_privatister.odt/Normal"/>
  </office:meta>
</office:document-meta>
</file>